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HC23_pass4_skimmed_QC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0443" calcext:value-type="float">
            <text:p>78.0443</text:p>
          </table:table-cell>
          <table:table-cell table:style-name="ce2" office:value-type="float" office:value="0.0890485" calcext:value-type="float">
            <text:p>0.0890485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47.1444" calcext:value-type="float">
            <text:p>47.1444</text:p>
          </table:table-cell>
          <table:table-cell table:style-name="ce3" office:value-type="float" office:value="0.347133" calcext:value-type="float">
            <text:p>0.347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0.5186" calcext:value-type="float">
            <text:p>60.5186</text:p>
          </table:table-cell>
          <table:table-cell table:style-name="ce2" office:value-type="float" office:value="0.16192" calcext:value-type="float">
            <text:p>0.16192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44.9641" calcext:value-type="float">
            <text:p>44.9641</text:p>
          </table:table-cell>
          <table:table-cell table:style-name="ce3" office:value-type="float" office:value="0.413173" calcext:value-type="float">
            <text:p>0.41317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460899" calcext:value-type="float">
            <text:p>0.460899</text:p>
          </table:table-cell>
          <table:table-cell table:style-name="ce3" office:value-type="float" office:value="0.0588759" calcext:value-type="float">
            <text:p>0.05887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9.4579" calcext:value-type="float">
            <text:p>69.4579</text:p>
          </table:table-cell>
          <table:table-cell table:style-name="ce2" office:value-type="float" office:value="0.320439" calcext:value-type="float">
            <text:p>0.320439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65234" calcext:value-type="float">
            <text:p>1.65234</text:p>
          </table:table-cell>
          <table:table-cell table:style-name="ce3" office:value-type="float" office:value="0.0541124" calcext:value-type="float">
            <text:p>0.054112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818062" calcext:value-type="float">
            <text:p>0.818062</text:p>
          </table:table-cell>
          <table:table-cell table:style-name="ce2" office:value-type="float" office:value="0.0382362" calcext:value-type="float">
            <text:p>0.03823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0089" calcext:value-type="float">
            <text:p>72.0089</text:p>
          </table:table-cell>
          <table:table-cell table:style-name="ce2" office:value-type="float" office:value="0.16977" calcext:value-type="float">
            <text:p>0.169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7522" calcext:value-type="float">
            <text:p>71.7522</text:p>
          </table:table-cell>
          <table:table-cell table:style-name="ce2" office:value-type="float" office:value="0.136105" calcext:value-type="float">
            <text:p>0.136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9.639" calcext:value-type="float">
            <text:p>59.639</text:p>
          </table:table-cell>
          <table:table-cell table:style-name="ce2" office:value-type="float" office:value="0.151705" calcext:value-type="float">
            <text:p>0.1517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8.6767" calcext:value-type="float">
            <text:p>58.6767</text:p>
          </table:table-cell>
          <table:table-cell table:style-name="ce2" office:value-type="float" office:value="0.1785" calcext:value-type="float">
            <text:p>0.17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039" calcext:value-type="float">
            <text:p>76.039</text:p>
          </table:table-cell>
          <table:table-cell table:style-name="ce2" office:value-type="float" office:value="0.237356" calcext:value-type="float">
            <text:p>0.237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9173" calcext:value-type="float">
            <text:p>74.9173</text:p>
          </table:table-cell>
          <table:table-cell table:style-name="ce2" office:value-type="float" office:value="0.197726" calcext:value-type="float">
            <text:p>0.1977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7.0125" calcext:value-type="float">
            <text:p>77.0125</text:p>
          </table:table-cell>
          <table:table-cell table:style-name="ce2" office:value-type="float" office:value="0.253534" calcext:value-type="float">
            <text:p>0.2535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8488" calcext:value-type="float">
            <text:p>72.8488</text:p>
          </table:table-cell>
          <table:table-cell table:style-name="ce2" office:value-type="float" office:value="0.315299" calcext:value-type="float">
            <text:p>0.3152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4903" calcext:value-type="float">
            <text:p>74.4903</text:p>
          </table:table-cell>
          <table:table-cell table:style-name="ce2" office:value-type="float" office:value="0.259345" calcext:value-type="float">
            <text:p>0.2593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3076" calcext:value-type="float">
            <text:p>74.3076</text:p>
          </table:table-cell>
          <table:table-cell table:style-name="ce2" office:value-type="float" office:value="0.300636" calcext:value-type="float">
            <text:p>0.3006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3496" calcext:value-type="float">
            <text:p>68.3496</text:p>
          </table:table-cell>
          <table:table-cell table:style-name="ce2" office:value-type="float" office:value="0.29643" calcext:value-type="float">
            <text:p>0.29643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7.7186" calcext:value-type="float">
            <text:p>17.7186</text:p>
          </table:table-cell>
          <table:table-cell table:style-name="ce2" office:value-type="float" office:value="0.123154" calcext:value-type="float">
            <text:p>0.12315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8.2228" calcext:value-type="float">
            <text:p>18.2228</text:p>
          </table:table-cell>
          <table:table-cell table:style-name="ce2" office:value-type="float" office:value="0.137983" calcext:value-type="float">
            <text:p>0.1379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9.8059" calcext:value-type="float">
            <text:p>79.8059</text:p>
          </table:table-cell>
          <table:table-cell table:style-name="ce2" office:value-type="float" office:value="0.10407" calcext:value-type="float">
            <text:p>0.10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5385" calcext:value-type="float">
            <text:p>79.5385</text:p>
          </table:table-cell>
          <table:table-cell table:style-name="ce2" office:value-type="float" office:value="0.232791" calcext:value-type="float">
            <text:p>0.2327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3108" calcext:value-type="float">
            <text:p>68.3108</text:p>
          </table:table-cell>
          <table:table-cell table:style-name="ce2" office:value-type="float" office:value="0.262293" calcext:value-type="float">
            <text:p>0.2622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8.513" calcext:value-type="float">
            <text:p>58.513</text:p>
          </table:table-cell>
          <table:table-cell table:style-name="ce2" office:value-type="float" office:value="0.385581" calcext:value-type="float">
            <text:p>0.3855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1877" calcext:value-type="float">
            <text:p>79.1877</text:p>
          </table:table-cell>
          <table:table-cell table:style-name="ce2" office:value-type="float" office:value="0.153575" calcext:value-type="float">
            <text:p>0.1535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3.685" calcext:value-type="float">
            <text:p>73.685</text:p>
          </table:table-cell>
          <table:table-cell table:style-name="ce2" office:value-type="float" office:value="0.102867" calcext:value-type="float">
            <text:p>0.1028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6559" calcext:value-type="float">
            <text:p>78.6559</text:p>
          </table:table-cell>
          <table:table-cell table:style-name="ce2" office:value-type="float" office:value="0.145833" calcext:value-type="float">
            <text:p>0.145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0.4884" calcext:value-type="float">
            <text:p>70.4884</text:p>
          </table:table-cell>
          <table:table-cell table:style-name="ce2" office:value-type="float" office:value="0.165705" calcext:value-type="float">
            <text:p>0.1657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7.6822" calcext:value-type="float">
            <text:p>67.6822</text:p>
          </table:table-cell>
          <table:table-cell table:style-name="ce2" office:value-type="float" office:value="0.169918" calcext:value-type="float">
            <text:p>0.16991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5.6934" calcext:value-type="float">
            <text:p>15.6934</text:p>
          </table:table-cell>
          <table:table-cell table:style-name="ce3" office:value-type="float" office:value="0.155726" calcext:value-type="float">
            <text:p>0.155726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26.5662" calcext:value-type="float">
            <text:p>26.5662</text:p>
          </table:table-cell>
          <table:table-cell table:style-name="ce2" office:value-type="float" office:value="0.189097" calcext:value-type="float">
            <text:p>0.1890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3.4404" calcext:value-type="float">
            <text:p>73.4404</text:p>
          </table:table-cell>
          <table:table-cell table:style-name="ce2" office:value-type="float" office:value="0.116607" calcext:value-type="float">
            <text:p>0.116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1972" calcext:value-type="float">
            <text:p>78.1972</text:p>
          </table:table-cell>
          <table:table-cell table:style-name="ce2" office:value-type="float" office:value="0.119995" calcext:value-type="float">
            <text:p>0.119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7386" calcext:value-type="float">
            <text:p>68.7386</text:p>
          </table:table-cell>
          <table:table-cell table:style-name="ce2" office:value-type="float" office:value="0.174153" calcext:value-type="float">
            <text:p>0.174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2887" calcext:value-type="float">
            <text:p>79.2887</text:p>
          </table:table-cell>
          <table:table-cell table:style-name="ce2" office:value-type="float" office:value="0.160867" calcext:value-type="float">
            <text:p>0.1608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8426" calcext:value-type="float">
            <text:p>71.8426</text:p>
          </table:table-cell>
          <table:table-cell table:style-name="ce2" office:value-type="float" office:value="0.246752" calcext:value-type="float">
            <text:p>0.246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0.533" calcext:value-type="float">
            <text:p>70.533</text:p>
          </table:table-cell>
          <table:table-cell table:style-name="ce2" office:value-type="float" office:value="0.248848" calcext:value-type="float">
            <text:p>0.248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9858" calcext:value-type="float">
            <text:p>78.9858</text:p>
          </table:table-cell>
          <table:table-cell table:style-name="ce2" office:value-type="float" office:value="0.29012" calcext:value-type="float">
            <text:p>0.29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468" calcext:value-type="float">
            <text:p>76.468</text:p>
          </table:table-cell>
          <table:table-cell table:style-name="ce2" office:value-type="float" office:value="0.282073" calcext:value-type="float">
            <text:p>0.2820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1423" calcext:value-type="float">
            <text:p>78.1423</text:p>
          </table:table-cell>
          <table:table-cell table:style-name="ce2" office:value-type="float" office:value="0.284359" calcext:value-type="float">
            <text:p>0.284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7076" calcext:value-type="float">
            <text:p>71.7076</text:p>
          </table:table-cell>
          <table:table-cell table:style-name="ce2" office:value-type="float" office:value="0.216049" calcext:value-type="float">
            <text:p>0.216049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3.02558" calcext:value-type="float">
            <text:p>3.02558</text:p>
          </table:table-cell>
          <table:table-cell table:style-name="ce3" office:value-type="float" office:value="0.0575426" calcext:value-type="float">
            <text:p>0.0575426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2.89467" calcext:value-type="float">
            <text:p>2.89467</text:p>
          </table:table-cell>
          <table:table-cell table:style-name="ce2" office:value-type="float" office:value="0.0563219" calcext:value-type="float">
            <text:p>0.0563219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341605" calcext:value-type="float">
            <text:p>0.341605</text:p>
          </table:table-cell>
          <table:table-cell table:style-name="ce3" office:value-type="float" office:value="0.0401897" calcext:value-type="float">
            <text:p>0.040189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0901457" calcext:value-type="float">
            <text:p>0.0901457</text:p>
          </table:table-cell>
          <table:table-cell table:style-name="ce2" office:value-type="float" office:value="0.0206715" calcext:value-type="float">
            <text:p>0.0206715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232889" calcext:value-type="float">
            <text:p>0.232889</text:p>
          </table:table-cell>
          <table:table-cell table:style-name="ce3" office:value-type="float" office:value="0.0316553" calcext:value-type="float">
            <text:p>0.0316553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276017" calcext:value-type="float">
            <text:p>0.276017</text:p>
          </table:table-cell>
          <table:table-cell table:style-name="ce2" office:value-type="float" office:value="0.0344544" calcext:value-type="float">
            <text:p>0.03445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3507" calcext:value-type="float">
            <text:p>78.3507</text:p>
          </table:table-cell>
          <table:table-cell table:style-name="ce2" office:value-type="float" office:value="0.0938433" calcext:value-type="float">
            <text:p>0.093843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64074" calcext:value-type="float">
            <text:p>1.64074</text:p>
          </table:table-cell>
          <table:table-cell table:style-name="ce3" office:value-type="float" office:value="0.0369062" calcext:value-type="float">
            <text:p>0.036906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7589" calcext:value-type="float">
            <text:p>1.7589</text:p>
          </table:table-cell>
          <table:table-cell table:style-name="ce2" office:value-type="float" office:value="0.0381891" calcext:value-type="float">
            <text:p>0.0381891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842754" calcext:value-type="float">
            <text:p>0.842754</text:p>
          </table:table-cell>
          <table:table-cell table:style-name="ce3" office:value-type="float" office:value="0.058612" calcext:value-type="float">
            <text:p>0.05861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39774" calcext:value-type="float">
            <text:p>0.139774</text:p>
          </table:table-cell>
          <table:table-cell table:style-name="ce2" office:value-type="float" office:value="0.0239543" calcext:value-type="float">
            <text:p>0.023954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248439" calcext:value-type="float">
            <text:p>0.248439</text:p>
          </table:table-cell>
          <table:table-cell table:style-name="ce3" office:value-type="float" office:value="0.0288445" calcext:value-type="float">
            <text:p>0.028844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30934" calcext:value-type="float">
            <text:p>0.130934</text:p>
          </table:table-cell>
          <table:table-cell table:style-name="ce2" office:value-type="float" office:value="0.0209525" calcext:value-type="float">
            <text:p>0.02095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4112" calcext:value-type="float">
            <text:p>76.4112</text:p>
          </table:table-cell>
          <table:table-cell table:style-name="ce2" office:value-type="float" office:value="0.098542" calcext:value-type="float">
            <text:p>0.0985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1714" calcext:value-type="float">
            <text:p>72.1714</text:p>
          </table:table-cell>
          <table:table-cell table:style-name="ce2" office:value-type="float" office:value="0.113548" calcext:value-type="float">
            <text:p>0.1135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3.4807" calcext:value-type="float">
            <text:p>63.4807</text:p>
          </table:table-cell>
          <table:table-cell table:style-name="ce2" office:value-type="float" office:value="0.151917" calcext:value-type="float">
            <text:p>0.151917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40042" calcext:value-type="float">
            <text:p>1.40042</text:p>
          </table:table-cell>
          <table:table-cell table:style-name="ce3" office:value-type="float" office:value="0.0336475" calcext:value-type="float">
            <text:p>0.033647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33073" calcext:value-type="float">
            <text:p>1.33073</text:p>
          </table:table-cell>
          <table:table-cell table:style-name="ce2" office:value-type="float" office:value="0.0328112" calcext:value-type="float">
            <text:p>0.0328112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0952812" calcext:value-type="float">
            <text:p>0.0952812</text:p>
          </table:table-cell>
          <table:table-cell table:style-name="ce3" office:value-type="float" office:value="0.0150581" calcext:value-type="float">
            <text:p>0.015058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0476406" calcext:value-type="float">
            <text:p>0.0476406</text:p>
          </table:table-cell>
          <table:table-cell table:style-name="ce2" office:value-type="float" office:value="0.0106502" calcext:value-type="float">
            <text:p>0.010650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28447" calcext:value-type="float">
            <text:p>0.128447</text:p>
          </table:table-cell>
          <table:table-cell table:style-name="ce2" office:value-type="float" office:value="0.031133" calcext:value-type="float">
            <text:p>0.03113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71289" calcext:value-type="float">
            <text:p>1.71289</text:p>
          </table:table-cell>
          <table:table-cell table:style-name="ce3" office:value-type="float" office:value="0.0456468" calcext:value-type="float">
            <text:p>0.0456468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76487" calcext:value-type="float">
            <text:p>1.76487</text:p>
          </table:table-cell>
          <table:table-cell table:style-name="ce2" office:value-type="float" office:value="0.046322" calcext:value-type="float">
            <text:p>0.046322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15222" calcext:value-type="float">
            <text:p>0.15222</text:p>
          </table:table-cell>
          <table:table-cell table:style-name="ce3" office:value-type="float" office:value="0.0253507" calcext:value-type="float">
            <text:p>0.025350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0591966" calcext:value-type="float">
            <text:p>0.0591966</text:p>
          </table:table-cell>
          <table:table-cell table:style-name="ce2" office:value-type="float" office:value="0.0158163" calcext:value-type="float">
            <text:p>0.015816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107796" calcext:value-type="float">
            <text:p>0.107796</text:p>
          </table:table-cell>
          <table:table-cell table:style-name="ce3" office:value-type="float" office:value="0.0215475" calcext:value-type="float">
            <text:p>0.021547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6385" calcext:value-type="float">
            <text:p>0.16385</text:p>
          </table:table-cell>
          <table:table-cell table:style-name="ce2" office:value-type="float" office:value="0.0265581" calcext:value-type="float">
            <text:p>0.02655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0061" calcext:value-type="float">
            <text:p>78.0061</text:p>
          </table:table-cell>
          <table:table-cell table:style-name="ce2" office:value-type="float" office:value="0.13251" calcext:value-type="float">
            <text:p>0.13251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949065" calcext:value-type="float">
            <text:p>0.949065</text:p>
          </table:table-cell>
          <table:table-cell table:style-name="ce3" office:value-type="float" office:value="0.041949" calcext:value-type="float">
            <text:p>0.041949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02207" calcext:value-type="float">
            <text:p>1.02207</text:p>
          </table:table-cell>
          <table:table-cell table:style-name="ce2" office:value-type="float" office:value="0.0435164" calcext:value-type="float">
            <text:p>0.0435164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108713" calcext:value-type="float">
            <text:p>0.108713</text:p>
          </table:table-cell>
          <table:table-cell table:style-name="ce3" office:value-type="float" office:value="0.0237101" calcext:value-type="float">
            <text:p>0.023710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0828286" calcext:value-type="float">
            <text:p>0.0828286</text:p>
          </table:table-cell>
          <table:table-cell table:style-name="ce2" office:value-type="float" office:value="0.0206986" calcext:value-type="float">
            <text:p>0.0206986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125057" calcext:value-type="float">
            <text:p>0.125057</text:p>
          </table:table-cell>
          <table:table-cell table:style-name="ce3" office:value-type="float" office:value="0.021756" calcext:value-type="float">
            <text:p>0.021756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36426" calcext:value-type="float">
            <text:p>0.136426</text:p>
          </table:table-cell>
          <table:table-cell table:style-name="ce2" office:value-type="float" office:value="0.0227221" calcext:value-type="float">
            <text:p>0.0227221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2.17352" calcext:value-type="float">
            <text:p>2.17352</text:p>
          </table:table-cell>
          <table:table-cell table:style-name="ce3" office:value-type="float" office:value="0.0738235" calcext:value-type="float">
            <text:p>0.073823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2.16071" calcext:value-type="float">
            <text:p>2.16071</text:p>
          </table:table-cell>
          <table:table-cell table:style-name="ce2" office:value-type="float" office:value="0.0736103" calcext:value-type="float">
            <text:p>0.073610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84246" calcext:value-type="float">
            <text:p>1.84246</text:p>
          </table:table-cell>
          <table:table-cell table:style-name="ce3" office:value-type="float" office:value="0.10775" calcext:value-type="float">
            <text:p>0.1077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93876" calcext:value-type="float">
            <text:p>1.93876</text:p>
          </table:table-cell>
          <table:table-cell table:style-name="ce2" office:value-type="float" office:value="0.110476" calcext:value-type="float">
            <text:p>0.110476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0360902" calcext:value-type="float">
            <text:p>0.0360902</text:p>
          </table:table-cell>
          <table:table-cell table:style-name="ce3" office:value-type="float" office:value="0.0147311" calcext:value-type="float">
            <text:p>0.014731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0300752" calcext:value-type="float">
            <text:p>0.0300752</text:p>
          </table:table-cell>
          <table:table-cell table:style-name="ce2" office:value-type="float" office:value="0.013448" calcext:value-type="float">
            <text:p>0.01344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0417667" calcext:value-type="float">
            <text:p>0.0417667</text:p>
          </table:table-cell>
          <table:table-cell table:style-name="ce3" office:value-type="float" office:value="0.0147637" calcext:value-type="float">
            <text:p>0.014763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109638" calcext:value-type="float">
            <text:p>0.109638</text:p>
          </table:table-cell>
          <table:table-cell table:style-name="ce2" office:value-type="float" office:value="0.0239118" calcext:value-type="float">
            <text:p>0.0239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0481" calcext:value-type="float">
            <text:p>68.0481</text:p>
          </table:table-cell>
          <table:table-cell table:style-name="ce2" office:value-type="float" office:value="0.287123" calcext:value-type="float">
            <text:p>0.2871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2688" calcext:value-type="float">
            <text:p>79.2688</text:p>
          </table:table-cell>
          <table:table-cell table:style-name="ce2" office:value-type="float" office:value="0.281902" calcext:value-type="float">
            <text:p>0.2819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5447" calcext:value-type="float">
            <text:p>68.5447</text:p>
          </table:table-cell>
          <table:table-cell table:style-name="ce2" office:value-type="float" office:value="0.270513" calcext:value-type="float">
            <text:p>0.270513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.45336" calcext:value-type="float">
            <text:p>1.45336</text:p>
          </table:table-cell>
          <table:table-cell table:style-name="ce3" office:value-type="float" office:value="0.176261" calcext:value-type="float">
            <text:p>0.17626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1.73536" calcext:value-type="float">
            <text:p>1.73536</text:p>
          </table:table-cell>
          <table:table-cell table:style-name="ce2" office:value-type="float" office:value="0.192328" calcext:value-type="float">
            <text:p>0.19232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0.276784" calcext:value-type="float">
            <text:p>0.276784</text:p>
          </table:table-cell>
          <table:table-cell table:style-name="ce3" office:value-type="float" office:value="0.0305233" calcext:value-type="float">
            <text:p>0.0305233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0.222777" calcext:value-type="float">
            <text:p>0.222777</text:p>
          </table:table-cell>
          <table:table-cell table:style-name="ce2" office:value-type="float" office:value="0.0273914" calcext:value-type="float">
            <text:p>0.02739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8.699" calcext:value-type="float">
            <text:p>58.699</text:p>
          </table:table-cell>
          <table:table-cell table:style-name="ce2" office:value-type="float" office:value="0.217818" calcext:value-type="float">
            <text:p>0.2178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7.7045" calcext:value-type="float">
            <text:p>67.7045</text:p>
          </table:table-cell>
          <table:table-cell table:style-name="ce2" office:value-type="float" office:value="0.256837" calcext:value-type="float">
            <text:p>0.2568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5324" calcext:value-type="float">
            <text:p>79.5324</text:p>
          </table:table-cell>
          <table:table-cell table:style-name="ce2" office:value-type="float" office:value="0.489237" calcext:value-type="float">
            <text:p>0.4892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7171" calcext:value-type="float">
            <text:p>75.7171</text:p>
          </table:table-cell>
          <table:table-cell table:style-name="ce2" office:value-type="float" office:value="0.104375" calcext:value-type="float">
            <text:p>0.104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793" calcext:value-type="float">
            <text:p>79.793</text:p>
          </table:table-cell>
          <table:table-cell table:style-name="ce2" office:value-type="float" office:value="0.0976248" calcext:value-type="float">
            <text:p>0.097624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4.15056" calcext:value-type="float">
            <text:p>4.15056</text:p>
          </table:table-cell>
          <table:table-cell table:style-name="ce3" office:value-type="float" office:value="0.0885887" calcext:value-type="float">
            <text:p>0.088588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4.13083" calcext:value-type="float">
            <text:p>4.13083</text:p>
          </table:table-cell>
          <table:table-cell table:style-name="ce2" office:value-type="float" office:value="0.088387" calcext:value-type="float">
            <text:p>0.088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0783" calcext:value-type="float">
            <text:p>78.0783</text:p>
          </table:table-cell>
          <table:table-cell table:style-name="ce2" office:value-type="float" office:value="0.14725" calcext:value-type="float">
            <text:p>0.14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6909" calcext:value-type="float">
            <text:p>76.6909</text:p>
          </table:table-cell>
          <table:table-cell table:style-name="ce2" office:value-type="float" office:value="0.1927" calcext:value-type="float">
            <text:p>0.19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1.712" calcext:value-type="float">
            <text:p>71.712</text:p>
          </table:table-cell>
          <table:table-cell table:style-name="ce2" office:value-type="float" office:value="0.149196" calcext:value-type="float">
            <text:p>0.1491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8647" calcext:value-type="float">
            <text:p>76.8647</text:p>
          </table:table-cell>
          <table:table-cell table:style-name="ce2" office:value-type="float" office:value="0.298964" calcext:value-type="float">
            <text:p>0.2989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2763" calcext:value-type="float">
            <text:p>71.2763</text:p>
          </table:table-cell>
          <table:table-cell table:style-name="ce2" office:value-type="float" office:value="0.259541" calcext:value-type="float">
            <text:p>0.2595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706" calcext:value-type="float">
            <text:p>75.706</text:p>
          </table:table-cell>
          <table:table-cell table:style-name="ce2" office:value-type="float" office:value="0.229856" calcext:value-type="float">
            <text:p>0.2298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6.6734" calcext:value-type="float">
            <text:p>56.6734</text:p>
          </table:table-cell>
          <table:table-cell table:style-name="ce2" office:value-type="float" office:value="0.352869" calcext:value-type="float">
            <text:p>0.352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7.1189" calcext:value-type="float">
            <text:p>57.1189</text:p>
          </table:table-cell>
          <table:table-cell table:style-name="ce2" office:value-type="float" office:value="0.32909" calcext:value-type="float">
            <text:p>0.329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4273" calcext:value-type="float">
            <text:p>74.4273</text:p>
          </table:table-cell>
          <table:table-cell table:style-name="ce2" office:value-type="float" office:value="0.294709" calcext:value-type="float">
            <text:p>0.2947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6.4554" calcext:value-type="float">
            <text:p>66.4554</text:p>
          </table:table-cell>
          <table:table-cell table:style-name="ce2" office:value-type="float" office:value="0.939606" calcext:value-type="float">
            <text:p>0.9396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507" calcext:value-type="float">
            <text:p>72.507</text:p>
          </table:table-cell>
          <table:table-cell table:style-name="ce2" office:value-type="float" office:value="0.191511" calcext:value-type="float">
            <text:p>0.1915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8.4832" calcext:value-type="float">
            <text:p>78.4832</text:p>
          </table:table-cell>
          <table:table-cell table:style-name="ce2" office:value-type="float" office:value="0.216278" calcext:value-type="float">
            <text:p>0.2162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7.8281" calcext:value-type="float">
            <text:p>67.8281</text:p>
          </table:table-cell>
          <table:table-cell table:style-name="ce2" office:value-type="float" office:value="0.859193" calcext:value-type="float">
            <text:p>0.859193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HC23_PbPb_pass3_I-A11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79.4373" calcext:value-type="float">
            <text:p>79.4373</text:p>
          </table:table-cell>
          <table:table-cell table:style-name="ce5" office:value-type="float" office:value="0.00725954" calcext:value-type="float">
            <text:p>0.0072595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9432" calcext:value-type="float">
            <text:p>77.9432</text:p>
          </table:table-cell>
          <table:table-cell table:style-name="ce6" office:value-type="float" office:value="0.00744761" calcext:value-type="float">
            <text:p>0.007447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78.5558" calcext:value-type="float">
            <text:p>78.5558</text:p>
          </table:table-cell>
          <table:table-cell table:style-name="ce5" office:value-type="float" office:value="0.00783882" calcext:value-type="float">
            <text:p>0.0078388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4958" calcext:value-type="float">
            <text:p>76.4958</text:p>
          </table:table-cell>
          <table:table-cell table:style-name="ce6" office:value-type="float" office:value="0.00809838" calcext:value-type="float">
            <text:p>0.0080983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3.2583" calcext:value-type="float">
            <text:p>53.2583</text:p>
          </table:table-cell>
          <table:table-cell table:style-name="ce6" office:value-type="float" office:value="0.00851599" calcext:value-type="float">
            <text:p>0.00851599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25.103" calcext:value-type="float">
            <text:p>25.103</text:p>
          </table:table-cell>
          <table:table-cell table:style-name="ce3" office:value-type="float" office:value="0.0153224" calcext:value-type="float">
            <text:p>0.015322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5.9747" calcext:value-type="float">
            <text:p>65.9747</text:p>
          </table:table-cell>
          <table:table-cell table:style-name="ce6" office:value-type="float" office:value="0.0167425" calcext:value-type="float">
            <text:p>0.01674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8801" calcext:value-type="float">
            <text:p>67.8801</text:p>
          </table:table-cell>
          <table:table-cell table:style-name="ce6" office:value-type="float" office:value="0.0201687" calcext:value-type="float">
            <text:p>0.0201687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3.40086" calcext:value-type="float">
            <text:p>3.40086</text:p>
          </table:table-cell>
          <table:table-cell table:style-name="ce3" office:value-type="float" office:value="0.00503036" calcext:value-type="float">
            <text:p>0.00503036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2.3065" calcext:value-type="float">
            <text:p>2.3065</text:p>
          </table:table-cell>
          <table:table-cell table:style-name="ce7" office:value-type="float" office:value="0.00416607" calcext:value-type="float">
            <text:p>0.00416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0.1848" calcext:value-type="float">
            <text:p>70.1848</text:p>
          </table:table-cell>
          <table:table-cell table:style-name="ce2" office:value-type="float" office:value="0.0198612" calcext:value-type="float">
            <text:p>0.01986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0843" calcext:value-type="float">
            <text:p>71.0843</text:p>
          </table:table-cell>
          <table:table-cell table:style-name="ce2" office:value-type="float" office:value="0.0165539" calcext:value-type="float">
            <text:p>0.01655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1436" calcext:value-type="float">
            <text:p>74.1436</text:p>
          </table:table-cell>
          <table:table-cell table:style-name="ce2" office:value-type="float" office:value="0.0181953" calcext:value-type="float">
            <text:p>0.01819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7.688" calcext:value-type="float">
            <text:p>67.688</text:p>
          </table:table-cell>
          <table:table-cell table:style-name="ce2" office:value-type="float" office:value="0.0176661" calcext:value-type="float">
            <text:p>0.01766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79.0307" calcext:value-type="float">
            <text:p>79.0307</text:p>
          </table:table-cell>
          <table:table-cell table:style-name="ce5" office:value-type="float" office:value="0.0060481" calcext:value-type="float">
            <text:p>0.0060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7.763" calcext:value-type="float">
            <text:p>77.763</text:p>
          </table:table-cell>
          <table:table-cell table:style-name="ce2" office:value-type="float" office:value="0.00556833" calcext:value-type="float">
            <text:p>0.00556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7687" calcext:value-type="float">
            <text:p>76.7687</text:p>
          </table:table-cell>
          <table:table-cell table:style-name="ce2" office:value-type="float" office:value="0.0155948" calcext:value-type="float">
            <text:p>0.01559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5.2516" calcext:value-type="float">
            <text:p>65.2516</text:p>
          </table:table-cell>
          <table:table-cell table:style-name="ce2" office:value-type="float" office:value="0.0178517" calcext:value-type="float">
            <text:p>0.01785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7422" calcext:value-type="float">
            <text:p>76.7422</text:p>
          </table:table-cell>
          <table:table-cell table:style-name="ce2" office:value-type="float" office:value="0.0173403" calcext:value-type="float">
            <text:p>0.0173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5.3059" calcext:value-type="float">
            <text:p>55.3059</text:p>
          </table:table-cell>
          <table:table-cell table:style-name="ce2" office:value-type="float" office:value="0.0254404" calcext:value-type="float">
            <text:p>0.0254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3184" calcext:value-type="float">
            <text:p>79.3184</text:p>
          </table:table-cell>
          <table:table-cell table:style-name="ce2" office:value-type="float" office:value="0.0174944" calcext:value-type="float">
            <text:p>0.01749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3.9065" calcext:value-type="float">
            <text:p>73.9065</text:p>
          </table:table-cell>
          <table:table-cell table:style-name="ce2" office:value-type="float" office:value="0.00520704" calcext:value-type="float">
            <text:p>0.00520704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0.3454" calcext:value-type="float">
            <text:p>10.3454</text:p>
          </table:table-cell>
          <table:table-cell table:style-name="ce3" office:value-type="float" office:value="0.00674998" calcext:value-type="float">
            <text:p>0.00674998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9" calcext:value-type="float">
            <text:p>639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12.0912" calcext:value-type="float">
            <text:p>12.0912</text:p>
          </table:table-cell>
          <table:table-cell table:style-name="ce7" office:value-type="float" office:value="0.00722591" calcext:value-type="float">
            <text:p>0.007225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3.6794" calcext:value-type="float">
            <text:p>73.6794</text:p>
          </table:table-cell>
          <table:table-cell table:style-name="ce2" office:value-type="float" office:value="0.00618671" calcext:value-type="float">
            <text:p>0.006186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826" calcext:value-type="float">
            <text:p>68.826</text:p>
          </table:table-cell>
          <table:table-cell table:style-name="ce2" office:value-type="float" office:value="0.00947328" calcext:value-type="float">
            <text:p>0.00947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9397" calcext:value-type="float">
            <text:p>68.9397</text:p>
          </table:table-cell>
          <table:table-cell table:style-name="ce2" office:value-type="float" office:value="0.0161435" calcext:value-type="float">
            <text:p>0.01614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9.2129" calcext:value-type="float">
            <text:p>69.2129</text:p>
          </table:table-cell>
          <table:table-cell table:style-name="ce2" office:value-type="float" office:value="0.0163736" calcext:value-type="float">
            <text:p>0.01637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8605" calcext:value-type="float">
            <text:p>75.8605</text:p>
          </table:table-cell>
          <table:table-cell table:style-name="ce2" office:value-type="float" office:value="0.0177832" calcext:value-type="float">
            <text:p>0.01778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9576" calcext:value-type="float">
            <text:p>76.9576</text:p>
          </table:table-cell>
          <table:table-cell table:style-name="ce2" office:value-type="float" office:value="0.0108015" calcext:value-type="float">
            <text:p>0.0108015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43.1036" calcext:value-type="float">
            <text:p>43.1036</text:p>
          </table:table-cell>
          <table:table-cell table:style-name="ce3" office:value-type="float" office:value="0.00946967" calcext:value-type="float">
            <text:p>0.00946967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704" calcext:value-type="float">
            <text:p>704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34.0108" calcext:value-type="float">
            <text:p>34.0108</text:p>
          </table:table-cell>
          <table:table-cell table:style-name="ce7" office:value-type="float" office:value="0.009059" calcext:value-type="float">
            <text:p>0.0090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8167" calcext:value-type="float">
            <text:p>74.8167</text:p>
          </table:table-cell>
          <table:table-cell table:style-name="ce2" office:value-type="float" office:value="0.00737223" calcext:value-type="float">
            <text:p>0.00737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9.0119" calcext:value-type="float">
            <text:p>69.0119</text:p>
          </table:table-cell>
          <table:table-cell table:style-name="ce2" office:value-type="float" office:value="0.00835793" calcext:value-type="float">
            <text:p>0.008357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9803" calcext:value-type="float">
            <text:p>72.9803</text:p>
          </table:table-cell>
          <table:table-cell table:style-name="ce2" office:value-type="float" office:value="0.00725861" calcext:value-type="float">
            <text:p>0.007258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109" calcext:value-type="float">
            <text:p>75.109</text:p>
          </table:table-cell>
          <table:table-cell table:style-name="ce2" office:value-type="float" office:value="0.00825799" calcext:value-type="float">
            <text:p>0.008257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3.5378" calcext:value-type="float">
            <text:p>63.5378</text:p>
          </table:table-cell>
          <table:table-cell table:style-name="ce2" office:value-type="float" office:value="0.0102354" calcext:value-type="float">
            <text:p>0.01023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0.5607" calcext:value-type="float">
            <text:p>60.5607</text:p>
          </table:table-cell>
          <table:table-cell table:style-name="ce2" office:value-type="float" office:value="0.0105148" calcext:value-type="float">
            <text:p>0.0105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3.6048" calcext:value-type="float">
            <text:p>63.6048</text:p>
          </table:table-cell>
          <table:table-cell table:style-name="ce2" office:value-type="float" office:value="0.010955" calcext:value-type="float">
            <text:p>0.0109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742" calcext:value-type="float">
            <text:p>742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76.6191" calcext:value-type="float">
            <text:p>76.6191</text:p>
          </table:table-cell>
          <table:table-cell table:style-name="ce5" office:value-type="float" office:value="0.00808038" calcext:value-type="float">
            <text:p>0.008080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6.2017" calcext:value-type="float">
            <text:p>66.2017</text:p>
          </table:table-cell>
          <table:table-cell table:style-name="ce2" office:value-type="float" office:value="0.00903056" calcext:value-type="float">
            <text:p>0.009030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1.5887" calcext:value-type="float">
            <text:p>71.5887</text:p>
          </table:table-cell>
          <table:table-cell table:style-name="ce2" office:value-type="float" office:value="0.0159367" calcext:value-type="float">
            <text:p>0.01593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9.0546" calcext:value-type="float">
            <text:p>59.0546</text:p>
          </table:table-cell>
          <table:table-cell table:style-name="ce2" office:value-type="float" office:value="0.0109001" calcext:value-type="float">
            <text:p>0.0109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1.7956" calcext:value-type="float">
            <text:p>51.7956</text:p>
          </table:table-cell>
          <table:table-cell table:style-name="ce2" office:value-type="float" office:value="0.010648" calcext:value-type="float">
            <text:p>0.0106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78.3405" calcext:value-type="float">
            <text:p>78.3405</text:p>
          </table:table-cell>
          <table:table-cell table:style-name="ce5" office:value-type="float" office:value="0.00755291" calcext:value-type="float">
            <text:p>0.007552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4906" calcext:value-type="float">
            <text:p>75.4906</text:p>
          </table:table-cell>
          <table:table-cell table:style-name="ce2" office:value-type="float" office:value="0.00788696" calcext:value-type="float">
            <text:p>0.00788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6194" calcext:value-type="float">
            <text:p>74.6194</text:p>
          </table:table-cell>
          <table:table-cell table:style-name="ce2" office:value-type="float" office:value="0.0122902" calcext:value-type="float">
            <text:p>0.01229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8.4032" calcext:value-type="float">
            <text:p>68.4032</text:p>
          </table:table-cell>
          <table:table-cell table:style-name="ce2" office:value-type="float" office:value="0.0124026" calcext:value-type="float">
            <text:p>0.0124026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5.73545" calcext:value-type="float">
            <text:p>5.73545</text:p>
          </table:table-cell>
          <table:table-cell table:style-name="ce3" office:value-type="float" office:value="0.00681325" calcext:value-type="float">
            <text:p>0.00681325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792" calcext:value-type="float">
            <text:p>792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5.60779" calcext:value-type="float">
            <text:p>5.60779</text:p>
          </table:table-cell>
          <table:table-cell table:style-name="ce7" office:value-type="float" office:value="0.00674156" calcext:value-type="float">
            <text:p>0.006741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9.4338" calcext:value-type="float">
            <text:p>79.4338</text:p>
          </table:table-cell>
          <table:table-cell table:style-name="ce2" office:value-type="float" office:value="0.0112697" calcext:value-type="float">
            <text:p>0.01126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65.3736" calcext:value-type="float">
            <text:p>65.3736</text:p>
          </table:table-cell>
          <table:table-cell table:style-name="ce5" office:value-type="float" office:value="0.018383" calcext:value-type="float">
            <text:p>0.018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5.1991" calcext:value-type="float">
            <text:p>55.1991</text:p>
          </table:table-cell>
          <table:table-cell table:style-name="ce2" office:value-type="float" office:value="0.0192142" calcext:value-type="float">
            <text:p>0.0192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7.3537" calcext:value-type="float">
            <text:p>67.3537</text:p>
          </table:table-cell>
          <table:table-cell table:style-name="ce2" office:value-type="float" office:value="0.0166161" calcext:value-type="float">
            <text:p>0.01661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7.439" calcext:value-type="float">
            <text:p>77.439</text:p>
          </table:table-cell>
          <table:table-cell table:style-name="ce2" office:value-type="float" office:value="0.017156" calcext:value-type="float">
            <text:p>0.0171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3.1806" calcext:value-type="float">
            <text:p>63.1806</text:p>
          </table:table-cell>
          <table:table-cell table:style-name="ce2" office:value-type="float" office:value="0.0192824" calcext:value-type="float">
            <text:p>0.01928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4313" calcext:value-type="float">
            <text:p>74.4313</text:p>
          </table:table-cell>
          <table:table-cell table:style-name="ce2" office:value-type="float" office:value="0.0162225" calcext:value-type="float">
            <text:p>0.0162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0.0643" calcext:value-type="float">
            <text:p>70.0643</text:p>
          </table:table-cell>
          <table:table-cell table:style-name="ce2" office:value-type="float" office:value="0.0142139" calcext:value-type="float">
            <text:p>0.0142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0.7324" calcext:value-type="float">
            <text:p>60.7324</text:p>
          </table:table-cell>
          <table:table-cell table:style-name="ce2" office:value-type="float" office:value="0.0290872" calcext:value-type="float">
            <text:p>0.029087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_80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string" calcext:value-type="string">
            <text:p>BP</text:p>
          </table:table-cell>
          <table:table-cell table:style-name="ce5" office:value-type="float" office:value="58.1715" calcext:value-type="float">
            <text:p>58.1715</text:p>
          </table:table-cell>
          <table:table-cell table:style-name="ce5" office:value-type="float" office:value="0.0141767" calcext:value-type="float">
            <text:p>0.0141767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26.2015" calcext:value-type="float">
            <text:p>26.2015</text:p>
          </table:table-cell>
          <table:table-cell table:style-name="ce7" office:value-type="float" office:value="0.0126378" calcext:value-type="float">
            <text:p>0.01263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57.9184" calcext:value-type="float">
            <text:p>57.9184</text:p>
          </table:table-cell>
          <table:table-cell table:style-name="ce2" office:value-type="float" office:value="0.0133277" calcext:value-type="float">
            <text:p>0.0133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65.8402" calcext:value-type="float">
            <text:p>65.8402</text:p>
          </table:table-cell>
          <table:table-cell table:style-name="ce2" office:value-type="float" office:value="0.0148882" calcext:value-type="float">
            <text:p>0.01488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7.9885" calcext:value-type="float">
            <text:p>77.9885</text:p>
          </table:table-cell>
          <table:table-cell table:style-name="ce2" office:value-type="float" office:value="0.0265154" calcext:value-type="float">
            <text:p>0.0265154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string" calcext:value-type="string">
            <text:p>BP</text:p>
          </table:table-cell>
          <table:table-cell table:style-name="ce3" office:value-type="float" office:value="12.311" calcext:value-type="float">
            <text:p>12.311</text:p>
          </table:table-cell>
          <table:table-cell table:style-name="ce3" office:value-type="float" office:value="0.00909365" calcext:value-type="float">
            <text:p>0.00909365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863" calcext:value-type="float">
            <text:p>863</text:p>
          </table:table-cell>
          <table:table-cell table:style-name="ce7" office:value-type="string" calcext:value-type="string">
            <text:p>NBP</text:p>
          </table:table-cell>
          <table:table-cell table:style-name="ce7" office:value-type="float" office:value="12.3013" calcext:value-type="float">
            <text:p>12.3013</text:p>
          </table:table-cell>
          <table:table-cell table:style-name="ce7" office:value-type="float" office:value="0.00909058" calcext:value-type="float">
            <text:p>0.009090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5.9993" calcext:value-type="float">
            <text:p>75.9993</text:p>
          </table:table-cell>
          <table:table-cell table:style-name="ce2" office:value-type="float" office:value="0.0185431" calcext:value-type="float">
            <text:p>0.01854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0.669" calcext:value-type="float">
            <text:p>70.669</text:p>
          </table:table-cell>
          <table:table-cell table:style-name="ce2" office:value-type="float" office:value="0.0167686" calcext:value-type="float">
            <text:p>0.01676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3.8697" calcext:value-type="float">
            <text:p>73.8697</text:p>
          </table:table-cell>
          <table:table-cell table:style-name="ce2" office:value-type="float" office:value="0.0149973" calcext:value-type="float">
            <text:p>0.01499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4.1293" calcext:value-type="float">
            <text:p>74.1293</text:p>
          </table:table-cell>
          <table:table-cell table:style-name="ce2" office:value-type="float" office:value="0.0152245" calcext:value-type="float">
            <text:p>0.01522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1891" calcext:value-type="float">
            <text:p>72.1891</text:p>
          </table:table-cell>
          <table:table-cell table:style-name="ce2" office:value-type="float" office:value="0.0367141" calcext:value-type="float">
            <text:p>0.0367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6.3591" calcext:value-type="float">
            <text:p>76.3591</text:p>
          </table:table-cell>
          <table:table-cell table:style-name="ce2" office:value-type="float" office:value="0.0102259" calcext:value-type="float">
            <text:p>0.01022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7.6987" calcext:value-type="float">
            <text:p>77.6987</text:p>
          </table:table-cell>
          <table:table-cell table:style-name="ce2" office:value-type="float" office:value="0.0118221" calcext:value-type="float">
            <text:p>0.0118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NBP</text:p>
          </table:table-cell>
          <table:table-cell table:style-name="ce2" office:value-type="float" office:value="72.0618" calcext:value-type="float">
            <text:p>72.0618</text:p>
          </table:table-cell>
          <table:table-cell table:style-name="ce2" office:value-type="float" office:value="0.0339279" calcext:value-type="float">
            <text:p>0.0339279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HC23_PbPb_pass3_full_TPC" table:style-name="ta1"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7051" calcext:value-type="float">
            <text:p>79.7051</text:p>
          </table:table-cell>
          <table:table-cell table:style-name="ce8" office:value-type="float" office:value="0.0172848" calcext:value-type="float">
            <text:p>0.01728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8.8901" calcext:value-type="float">
            <text:p>78.8901</text:p>
          </table:table-cell>
          <table:table-cell table:style-name="ce8" office:value-type="float" office:value="0.0177641" calcext:value-type="float">
            <text:p>0.017764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8.1535" calcext:value-type="float">
            <text:p>58.1535</text:p>
          </table:table-cell>
          <table:table-cell table:style-name="ce8" office:value-type="float" office:value="0.01859" calcext:value-type="float">
            <text:p>0.01859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25.0268" calcext:value-type="float">
            <text:p>25.0268</text:p>
          </table:table-cell>
          <table:table-cell table:style-name="ce9" office:value-type="float" office:value="0.0356753" calcext:value-type="float">
            <text:p>0.03567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3.1114" calcext:value-type="float">
            <text:p>63.1114</text:p>
          </table:table-cell>
          <table:table-cell table:style-name="ce8" office:value-type="float" office:value="0.0397386" calcext:value-type="float">
            <text:p>0.039738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9347" calcext:value-type="float">
            <text:p>69.9347</text:p>
          </table:table-cell>
          <table:table-cell table:style-name="ce8" office:value-type="float" office:value="0.042492" calcext:value-type="float">
            <text:p>0.042492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346" calcext:value-type="float">
            <text:p>346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2.8652" calcext:value-type="float">
            <text:p>2.8652</text:p>
          </table:table-cell>
          <table:table-cell table:style-name="ce9" office:value-type="float" office:value="0.0110048" calcext:value-type="float">
            <text:p>0.0110048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.90297" calcext:value-type="float">
            <text:p>1.90297</text:p>
          </table:table-cell>
          <table:table-cell table:style-name="ce8" office:value-type="float" office:value="0.00901279" calcext:value-type="float">
            <text:p>0.0090127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2.4688" calcext:value-type="float">
            <text:p>72.4688</text:p>
          </table:table-cell>
          <table:table-cell table:style-name="ce8" office:value-type="float" office:value="0.0448429" calcext:value-type="float">
            <text:p>0.0448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4.281" calcext:value-type="float">
            <text:p>74.281</text:p>
          </table:table-cell>
          <table:table-cell table:style-name="ce8" office:value-type="float" office:value="0.0375387" calcext:value-type="float">
            <text:p>0.037538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0904" calcext:value-type="float">
            <text:p>75.0904</text:p>
          </table:table-cell>
          <table:table-cell table:style-name="ce8" office:value-type="float" office:value="0.0382953" calcext:value-type="float">
            <text:p>0.03829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8062" calcext:value-type="float">
            <text:p>69.8062</text:p>
          </table:table-cell>
          <table:table-cell table:style-name="ce8" office:value-type="float" office:value="0.0375847" calcext:value-type="float">
            <text:p>0.037584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9.0477" calcext:value-type="float">
            <text:p>79.0477</text:p>
          </table:table-cell>
          <table:table-cell table:style-name="ce8" office:value-type="float" office:value="0.0136813" calcext:value-type="float">
            <text:p>0.013681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9191" calcext:value-type="float">
            <text:p>79.9191</text:p>
          </table:table-cell>
          <table:table-cell table:style-name="ce8" office:value-type="float" office:value="0.0129456" calcext:value-type="float">
            <text:p>0.012945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6974" calcext:value-type="float">
            <text:p>77.6974</text:p>
          </table:table-cell>
          <table:table-cell table:style-name="ce8" office:value-type="float" office:value="0.0358359" calcext:value-type="float">
            <text:p>0.035835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6.6046" calcext:value-type="float">
            <text:p>66.6046</text:p>
          </table:table-cell>
          <table:table-cell table:style-name="ce8" office:value-type="float" office:value="0.0402816" calcext:value-type="float">
            <text:p>0.040281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0769" calcext:value-type="float">
            <text:p>76.0769</text:p>
          </table:table-cell>
          <table:table-cell table:style-name="ce8" office:value-type="float" office:value="0.0385353" calcext:value-type="float">
            <text:p>0.03853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72" calcext:value-type="float">
            <text:p>57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6.9897" calcext:value-type="float">
            <text:p>56.9897</text:p>
          </table:table-cell>
          <table:table-cell table:style-name="ce8" office:value-type="float" office:value="0.0529752" calcext:value-type="float">
            <text:p>0.052975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9947" calcext:value-type="float">
            <text:p>75.9947</text:p>
          </table:table-cell>
          <table:table-cell table:style-name="ce8" office:value-type="float" office:value="0.0123085" calcext:value-type="float">
            <text:p>0.0123085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639" calcext:value-type="float">
            <text:p>639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10.3453" calcext:value-type="float">
            <text:p>10.3453</text:p>
          </table:table-cell>
          <table:table-cell table:style-name="ce9" office:value-type="float" office:value="0.0154779" calcext:value-type="float">
            <text:p>0.0154779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639" calcext:value-type="float">
            <text:p>63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1.7888" calcext:value-type="float">
            <text:p>11.7888</text:p>
          </table:table-cell>
          <table:table-cell table:style-name="ce8" office:value-type="float" office:value="0.016389" calcext:value-type="float">
            <text:p>0.01638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7753" calcext:value-type="float">
            <text:p>75.7753</text:p>
          </table:table-cell>
          <table:table-cell table:style-name="ce8" office:value-type="float" office:value="0.0143755" calcext:value-type="float">
            <text:p>0.014375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2651" calcext:value-type="float">
            <text:p>71.2651</text:p>
          </table:table-cell>
          <table:table-cell table:style-name="ce8" office:value-type="float" office:value="0.022314" calcext:value-type="float">
            <text:p>0.0223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0.2399" calcext:value-type="float">
            <text:p>70.2399</text:p>
          </table:table-cell>
          <table:table-cell table:style-name="ce8" office:value-type="float" office:value="0.0378231" calcext:value-type="float">
            <text:p>0.037823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6123" calcext:value-type="float">
            <text:p>69.6123</text:p>
          </table:table-cell>
          <table:table-cell table:style-name="ce8" office:value-type="float" office:value="0.0380484" calcext:value-type="float">
            <text:p>0.038048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2603" calcext:value-type="float">
            <text:p>77.2603</text:p>
          </table:table-cell>
          <table:table-cell table:style-name="ce8" office:value-type="float" office:value="0.0371142" calcext:value-type="float">
            <text:p>0.03711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6483" calcext:value-type="float">
            <text:p>77.6483</text:p>
          </table:table-cell>
          <table:table-cell table:style-name="ce8" office:value-type="float" office:value="0.0234262" calcext:value-type="float">
            <text:p>0.0234262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4" calcext:value-type="float">
            <text:p>704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43.7767" calcext:value-type="float">
            <text:p>43.7767</text:p>
          </table:table-cell>
          <table:table-cell table:style-name="ce9" office:value-type="float" office:value="0.022417" calcext:value-type="float">
            <text:p>0.022417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35.1609" calcext:value-type="float">
            <text:p>35.1609</text:p>
          </table:table-cell>
          <table:table-cell table:style-name="ce8" office:value-type="float" office:value="0.0215748" calcext:value-type="float">
            <text:p>0.02157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3342" calcext:value-type="float">
            <text:p>77.3342</text:p>
          </table:table-cell>
          <table:table-cell table:style-name="ce8" office:value-type="float" office:value="0.0167582" calcext:value-type="float">
            <text:p>0.016758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3156" calcext:value-type="float">
            <text:p>71.3156</text:p>
          </table:table-cell>
          <table:table-cell table:style-name="ce8" office:value-type="float" office:value="0.019411" calcext:value-type="float">
            <text:p>0.01941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6917" calcext:value-type="float">
            <text:p>75.6917</text:p>
          </table:table-cell>
          <table:table-cell table:style-name="ce8" office:value-type="float" office:value="0.0165797" calcext:value-type="float">
            <text:p>0.016579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2" calcext:value-type="float">
            <text:p>73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7211" calcext:value-type="float">
            <text:p>76.7211</text:p>
          </table:table-cell>
          <table:table-cell table:style-name="ce8" office:value-type="float" office:value="0.0183962" calcext:value-type="float">
            <text:p>0.018396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3" calcext:value-type="float">
            <text:p>73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6.4801" calcext:value-type="float">
            <text:p>66.4801</text:p>
          </table:table-cell>
          <table:table-cell table:style-name="ce8" office:value-type="float" office:value="0.0228751" calcext:value-type="float">
            <text:p>0.022875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4.6005" calcext:value-type="float">
            <text:p>64.6005</text:p>
          </table:table-cell>
          <table:table-cell table:style-name="ce8" office:value-type="float" office:value="0.023519" calcext:value-type="float">
            <text:p>0.02351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5.1063" calcext:value-type="float">
            <text:p>65.1063</text:p>
          </table:table-cell>
          <table:table-cell table:style-name="ce8" office:value-type="float" office:value="0.0245922" calcext:value-type="float">
            <text:p>0.024592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8.5937" calcext:value-type="float">
            <text:p>78.5937</text:p>
          </table:table-cell>
          <table:table-cell table:style-name="ce8" office:value-type="float" office:value="0.0187783" calcext:value-type="float">
            <text:p>0.018778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8.5114" calcext:value-type="float">
            <text:p>68.5114</text:p>
          </table:table-cell>
          <table:table-cell table:style-name="ce8" office:value-type="float" office:value="0.0212642" calcext:value-type="float">
            <text:p>0.02126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4.0695" calcext:value-type="float">
            <text:p>74.0695</text:p>
          </table:table-cell>
          <table:table-cell table:style-name="ce8" office:value-type="float" office:value="0.0360942" calcext:value-type="float">
            <text:p>0.03609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2.0731" calcext:value-type="float">
            <text:p>62.0731</text:p>
          </table:table-cell>
          <table:table-cell table:style-name="ce8" office:value-type="float" office:value="0.0258085" calcext:value-type="float">
            <text:p>0.025808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5.1252" calcext:value-type="float">
            <text:p>55.1252</text:p>
          </table:table-cell>
          <table:table-cell table:style-name="ce8" office:value-type="float" office:value="0.0251314" calcext:value-type="float">
            <text:p>0.02513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9.5915" calcext:value-type="float">
            <text:p>79.5915</text:p>
          </table:table-cell>
          <table:table-cell table:style-name="ce8" office:value-type="float" office:value="0.0177588" calcext:value-type="float">
            <text:p>0.017758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7857" calcext:value-type="float">
            <text:p>76.7857</text:p>
          </table:table-cell>
          <table:table-cell table:style-name="ce8" office:value-type="float" office:value="0.0186034" calcext:value-type="float">
            <text:p>0.018603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8106" calcext:value-type="float">
            <text:p>76.8106</text:p>
          </table:table-cell>
          <table:table-cell table:style-name="ce8" office:value-type="float" office:value="0.0286551" calcext:value-type="float">
            <text:p>0.028655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7205" calcext:value-type="float">
            <text:p>71.7205</text:p>
          </table:table-cell>
          <table:table-cell table:style-name="ce8" office:value-type="float" office:value="0.0287618" calcext:value-type="float">
            <text:p>0.0287618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792" calcext:value-type="float">
            <text:p>792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6.56325" calcext:value-type="float">
            <text:p>6.56325</text:p>
          </table:table-cell>
          <table:table-cell table:style-name="ce9" office:value-type="float" office:value="0.0160571" calcext:value-type="float">
            <text:p>0.0160571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.44443" calcext:value-type="float">
            <text:p>6.44443</text:p>
          </table:table-cell>
          <table:table-cell table:style-name="ce8" office:value-type="float" office:value="0.0159212" calcext:value-type="float">
            <text:p>0.015921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67.7884" calcext:value-type="float">
            <text:p>67.7884</text:p>
          </table:table-cell>
          <table:table-cell table:style-name="ce8" office:value-type="float" office:value="0.0435626" calcext:value-type="float">
            <text:p>0.043562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7.649" calcext:value-type="float">
            <text:p>57.649</text:p>
          </table:table-cell>
          <table:table-cell table:style-name="ce8" office:value-type="float" office:value="0.0460636" calcext:value-type="float">
            <text:p>0.046063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7" calcext:value-type="float">
            <text:p>79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0.9499" calcext:value-type="float">
            <text:p>70.9499</text:p>
          </table:table-cell>
          <table:table-cell table:style-name="ce8" office:value-type="float" office:value="0.0387002" calcext:value-type="float">
            <text:p>0.038700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5285" calcext:value-type="float">
            <text:p>79.5285</text:p>
          </table:table-cell>
          <table:table-cell table:style-name="ce8" office:value-type="float" office:value="0.0364468" calcext:value-type="float">
            <text:p>0.036446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4.3851" calcext:value-type="float">
            <text:p>64.3851</text:p>
          </table:table-cell>
          <table:table-cell table:style-name="ce8" office:value-type="float" office:value="0.0414398" calcext:value-type="float">
            <text:p>0.041439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4266" calcext:value-type="float">
            <text:p>76.4266</text:p>
          </table:table-cell>
          <table:table-cell table:style-name="ce8" office:value-type="float" office:value="0.0354386" calcext:value-type="float">
            <text:p>0.035438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7627" calcext:value-type="float">
            <text:p>71.7627</text:p>
          </table:table-cell>
          <table:table-cell table:style-name="ce8" office:value-type="float" office:value="0.0303705" calcext:value-type="float">
            <text:p>0.030370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1.2123" calcext:value-type="float">
            <text:p>61.2123</text:p>
          </table:table-cell>
          <table:table-cell table:style-name="ce8" office:value-type="float" office:value="0.0736815" calcext:value-type="float">
            <text:p>0.073681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61.4549" calcext:value-type="float">
            <text:p>61.4549</text:p>
          </table:table-cell>
          <table:table-cell table:style-name="ce8" office:value-type="float" office:value="0.0331775" calcext:value-type="float">
            <text:p>0.0331775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27.6683" calcext:value-type="float">
            <text:p>27.6683</text:p>
          </table:table-cell>
          <table:table-cell table:style-name="ce8" office:value-type="float" office:value="0.0304956" calcext:value-type="float">
            <text:p>0.030495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7" calcext:value-type="float">
            <text:p>81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8.9784" calcext:value-type="float">
            <text:p>58.9784</text:p>
          </table:table-cell>
          <table:table-cell table:style-name="ce8" office:value-type="float" office:value="0.02912" calcext:value-type="float">
            <text:p>0.0291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8" calcext:value-type="float">
            <text:p>81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7.5449" calcext:value-type="float">
            <text:p>67.5449</text:p>
          </table:table-cell>
          <table:table-cell table:style-name="ce8" office:value-type="float" office:value="0.0321185" calcext:value-type="float">
            <text:p>0.0321185</text:p>
          </table:table-cell>
          <table:table-cell table:number-columns-repeated="101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863" calcext:value-type="float">
            <text:p>863</text:p>
          </table:table-cell>
          <table:table-cell table:style-name="ce9" office:value-type="string" calcext:value-type="string">
            <text:p>BP</text:p>
          </table:table-cell>
          <table:table-cell table:style-name="ce9" office:value-type="float" office:value="11.6983" calcext:value-type="float">
            <text:p>11.6983</text:p>
          </table:table-cell>
          <table:table-cell table:style-name="ce9" office:value-type="float" office:value="0.0209569" calcext:value-type="float">
            <text:p>0.0209569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863" calcext:value-type="float">
            <text:p>86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1.6908" calcext:value-type="float">
            <text:p>11.6908</text:p>
          </table:table-cell>
          <table:table-cell table:style-name="ce8" office:value-type="float" office:value="0.0209511" calcext:value-type="float">
            <text:p>0.020951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15" calcext:value-type="float">
            <text:p>91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5231" calcext:value-type="float">
            <text:p>76.5231</text:p>
          </table:table-cell>
          <table:table-cell table:style-name="ce8" office:value-type="float" office:value="0.0425522" calcext:value-type="float">
            <text:p>0.042552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19" calcext:value-type="float">
            <text:p>91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5985" calcext:value-type="float">
            <text:p>71.5985</text:p>
          </table:table-cell>
          <table:table-cell table:style-name="ce8" office:value-type="float" office:value="0.0382481" calcext:value-type="float">
            <text:p>0.038248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4734" calcext:value-type="float">
            <text:p>75.4734</text:p>
          </table:table-cell>
          <table:table-cell table:style-name="ce8" office:value-type="float" office:value="0.0335426" calcext:value-type="float">
            <text:p>0.033542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1766" calcext:value-type="float">
            <text:p>76.1766</text:p>
          </table:table-cell>
          <table:table-cell table:style-name="ce8" office:value-type="float" office:value="0.0323102" calcext:value-type="float">
            <text:p>0.032310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831" calcext:value-type="float">
            <text:p>71.831</text:p>
          </table:table-cell>
          <table:table-cell table:style-name="ce8" office:value-type="float" office:value="0.0970213" calcext:value-type="float">
            <text:p>0.097021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8.092" calcext:value-type="float">
            <text:p>78.092</text:p>
          </table:table-cell>
          <table:table-cell table:style-name="ce8" office:value-type="float" office:value="0.0208418" calcext:value-type="float">
            <text:p>0.020841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5" calcext:value-type="float">
            <text:p>93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0298" calcext:value-type="float">
            <text:p>79.0298</text:p>
          </table:table-cell>
          <table:table-cell table:style-name="ce8" office:value-type="float" office:value="0.0248225" calcext:value-type="float">
            <text:p>0.024822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3.7897" calcext:value-type="float">
            <text:p>73.7897</text:p>
          </table:table-cell>
          <table:table-cell table:style-name="ce8" office:value-type="float" office:value="0.0672318" calcext:value-type="float">
            <text:p>0.0672318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8:54:32.465036916</meta:creation-date>
    <dc:date>2024-06-27T22:52:41.395919164</dc:date>
    <meta:editing-duration>PT11H48M19S</meta:editing-duration>
    <meta:editing-cycles>14</meta:editing-cycles>
    <meta:generator>LibreOffice/6.4.7.2$Linux_X86_64 LibreOffice_project/40$Build-2</meta:generator>
    <meta:document-statistic meta:table-count="3" meta:cell-count="1285" meta:object-count="0"/>
  </office:meta>
</office:document-meta>
</file>